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D31AE913D49E5ADDCB.png" manifest:media-type="image/png"/>
  <manifest:file-entry manifest:full-path="Pictures/100002010000014B000001D3006E6325F01E1EAC.png" manifest:media-type="image/png"/>
  <manifest:file-entry manifest:full-path="Pictures/10000000000009C4000002A5A7A689BE083CF86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8.645cm" fo:min-width="22.402cm" fo:padding-top="0.254cm" fo:padding-bottom="0.254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82cm" fo:min-width="23.167cm" fo:padding-top="0.254cm" fo:padding-bottom="0.254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6" style:family="paragraph">
      <style:paragraph-properties fo:margin-top="0cm" fo:margin-bottom="0cm" fo:line-height="85%" fo:text-align="start"/>
    </style:style>
    <style:style style:name="P7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5.052cm" svg:height="7.13cm" svg:x="7.047cm" svg:y="5.469cm">
          <draw:image xlink:href="Pictures/100002010000014B000001D3006E6325F01E1EAC.png" xlink:type="simple" xlink:show="embed" xlink:actuate="onLoad">
            <text:p/>
          </draw:image>
        </draw:frame>
        <draw:frame draw:name="Shape 95" draw:style-name="gr1" draw:text-style-name="P1" draw:layer="layout" svg:width="14.982cm" svg:height="4.055cm" svg:x="5.208cm" svg:y="0.535cm">
          <draw:image xlink:href="Pictures/10000000000009C4000002A5A7A689BE083CF861.jpg" xlink:type="simple" xlink:show="embed" xlink:actuate="onLoad">
            <text:p/>
          </draw:image>
        </draw:frame>
        <draw:custom-shape draw:name="CustomShape 1" draw:style-name="gr2" draw:text-style-name="P2" draw:layer="layout" svg:width="7.49cm" svg:height="1.07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2" draw:style-name="gr2" draw:text-style-name="P2" draw:layer="layout" svg:width="7.49cm" svg:height="1.07cm" svg:x="12.65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3" draw:style-name="gr3" draw:text-style-name="P1" draw:layer="layout" svg:width="14.683cm" svg:height="1.754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1cm" svg:height="7.13cm" svg:x="12.847cm" svg:y="5.469cm">
          <draw:image xlink:href="Pictures/100002010000014B000001D31AE913D49E5ADD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CustomShape 1" draw:style-name="gr5" draw:text-style-name="P5" draw:layer="layout" svg:width="22.901cm" svg:height="9.152cm" svg:x="0.615cm" svg:y="4.197cm">
          <text:list text:style-name="L1">
            <text:list-item>
              <text:p text:style-name="P4"><text:span text:style-name="T1">Container:</text:span></text:p>
              <text:list>
                <text:list-item>
                  <text:p text:style-name="P4"><text:span text:style-name="T1">Display:grid/inline-grid naudojamas su grid-template-columns/rows: x x x x; ← temlate stulpeliu skaicius;</text:span></text:p>
                </text:list-item>
                <text:list-item>
                  <text:p text:style-name="P4"><text:span text:style-name="T1">justify-content: space-evenly/space-around/space-between/center/start/end;</text:span></text:p>
                </text:list-item>
                <text:list-item>
                  <text:p text:style-name="P4"><text:span text:style-name="T1">Align-content: center/space-evenly/space-around/space-between/start/end;</text:span></text:p>
                </text:list-item>
                <text:list-item>
                  <text:p text:style-name="P4"><text:span text:style-name="T1">Grid-column-gap:&lt;number&gt;px;</text:span></text:p>
                </text:list-item>
                <text:list-item>
                  <text:p text:style-name="P4"><text:span text:style-name="T1">grid-row-gap:&lt;number&gt;px;</text:span></text:p>
                </text:list-item>
                <text:list-item>
                  <text:p text:style-name="P4"><text:span text:style-name="T1">grid-gap:&lt;column&gt;px &lt;column&gt;px/&lt;number&gt;px;</text:span></text:p>
                </text:list-item>
              </text:list>
            </text:list-item>
            <text:list-item>
              <text:p text:style-name="P4"><text:span text:style-name="T1">Child:</text:span></text:p>
              <text:list>
                <text:list-item>
                  <text:p text:style-name="P4"><text:span text:style-name="T1">Grid-column-start: &lt;number&gt;; ←- sujungia langelius kaip lenteleje merge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4"><text:span text:style-name="T1">Grid-column-end: &lt;number&gt;;</text:span></text:p>
                </text:list-item>
                <text:list-item>
                  <text:p text:style-name="P4"><text:span text:style-name="T1">Grid-row-start: &lt;number&gt;;</text:span></text:p>
                </text:list-item>
                <text:list-item>
                  <text:p text:style-name="P4"><text:span text:style-name="T1">Grid-row-end: &lt;number&gt;;</text:span></text:p>
                </text:list-item>
              </text:list>
            </text:list-item>
          </text:list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7" draw:layer="layout" svg:width="23.666cm" svg:height="1.589cm" svg:x="2.068cm" svg:y="1.236cm">
          <text:p text:style-name="P6"><text:span text:style-name="T3">GR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lt-LT</dc:language>
    <dc:date>2018-05-15T16:44:07.306000000</dc:date>
    <meta:editing-cycles>130</meta:editing-cycles>
    <meta:editing-duration>P1DT5H31M48S</meta:editing-duration>
    <meta:generator>LibreOffice/5.2.2.2$Windows_x86 LibreOffice_project/8f96e87c890bf8fa77463cd4b640a2312823f3ad</meta:generator>
    <meta:document-statistic meta:object-count="46"/>
  </office:meta>
</office:document-meta>
</file>